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Lower_20_Case_20_List">
      <style:paragraph-properties fo:margin-left="0in" fo:margin-right="0in" fo:text-indent="0in" style:auto-text-indent="false"/>
    </style:style>
    <style:style style:name="P4" style:family="paragraph" style:parent-style-name="Lower_20_Case_20_List">
      <style:paragraph-properties fo:margin-left="0in" fo:margin-right="0in" fo:text-align="start" style:justify-single-word="false" fo:text-indent="0in" style:auto-text-indent="false" style:writing-mode="lr-tb"/>
    </style:style>
    <style:style style:name="P5" style:family="paragraph" style:parent-style-name="Lower_20_Case_20_List">
      <style:paragraph-properties fo:margin-left="0in" fo:margin-right="0in" fo:text-align="start" style:justify-single-word="false" fo:text-indent="0in" style:auto-text-indent="false" style:writing-mode="lr-tb"/>
      <style:text-properties officeooo:paragraph-rsid="002519bc"/>
    </style:style>
    <style:style style:name="P6" style:family="paragraph" style:parent-style-name="Lower_20_Case_20_List">
      <style:paragraph-properties fo:margin-left="0in" fo:margin-right="0in" fo:text-align="start" style:justify-single-word="false" fo:text-indent="0in" style:auto-text-indent="false" style:writing-mode="lr-tb"/>
      <style:text-properties style:font-name="Liberation Serif1" fo:font-size="12pt" fo:language="en" fo:country="US" officeooo:rsid="003557d0" officeooo:paragraph-rsid="003557d0"/>
    </style:style>
    <style:style style:name="P7" style:family="paragraph" style:parent-style-name="Normal">
      <style:text-properties style:font-name="Liberation Serif1" fo:font-size="12pt" fo:language="en" fo:country="US" officeooo:rsid="002519bc" officeooo:paragraph-rsid="002519bc"/>
    </style:style>
    <style:style style:name="P8" style:family="paragraph" style:parent-style-name="Normal">
      <style:text-properties style:use-window-font-color="true"/>
    </style:style>
    <style:style style:name="P9" style:family="paragraph" style:parent-style-name="Normal">
      <loext:graphic-properties draw:fill="solid" draw:fill-color="#000000" draw:opacity="100%"/>
      <style:paragraph-properties fo:background-color="#000000"/>
      <style:text-properties style:use-window-font-color="true"/>
    </style:style>
    <style:style style:name="P10" style:family="paragraph" style:parent-style-name="Normal">
      <style:text-properties fo:color="#808080"/>
    </style:style>
    <style:style style:name="P11" style:family="paragraph" style:parent-style-name="Normal">
      <style:text-properties officeooo:paragraph-rsid="002519bc"/>
    </style:style>
    <style:style style:name="P12" style:family="paragraph" style:parent-style-name="Normal">
      <style:text-properties officeooo:rsid="0029d46c" officeooo:paragraph-rsid="0029d46c"/>
    </style:style>
    <style:style style:name="P13" style:family="paragraph" style:parent-style-name="Normal">
      <style:text-properties officeooo:rsid="002bbe61" officeooo:paragraph-rsid="002bbe61"/>
    </style:style>
    <style:style style:name="P14" style:family="paragraph" style:parent-style-name="Normal">
      <style:paragraph-properties fo:break-before="page"/>
      <style:text-properties style:font-name="Liberation Serif1" fo:font-size="12pt" fo:language="en" fo:country="US" officeooo:rsid="002519bc" officeooo:paragraph-rsid="002519bc"/>
    </style:style>
    <style:style style:name="T1" style:family="text">
      <style:text-properties officeooo:rsid="001f29aa"/>
    </style:style>
    <style:style style:name="T2" style:family="text">
      <style:text-properties style:font-name="Liberation Serif1" fo:font-size="12pt" fo:language="en" fo:country="US" officeooo:rsid="001f5a7e"/>
    </style:style>
    <style:style style:name="T3" style:family="text">
      <style:text-properties style:font-name="Liberation Serif1" fo:font-size="12pt" fo:language="en" fo:country="US" officeooo:rsid="0022ec41"/>
    </style:style>
    <style:style style:name="T4" style:family="text">
      <style:text-properties style:font-name="Liberation Serif1" fo:font-size="12pt" fo:language="en" fo:country="US" officeooo:rsid="002519bc"/>
    </style:style>
    <style:style style:name="T5" style:family="text">
      <style:text-properties style:font-name="Liberation Serif1" fo:font-size="12pt" fo:language="en" fo:country="US" officeooo:rsid="00317eec"/>
    </style:style>
    <style:style style:name="T6" style:family="text">
      <style:text-properties style:font-name="Liberation Serif1" fo:font-size="12pt" fo:language="en" fo:country="US" officeooo:rsid="0033eb06"/>
    </style:style>
    <style:style style:name="T7" style:family="text">
      <style:text-properties officeooo:rsid="001f7a59"/>
    </style:style>
    <style:style style:name="T8" style:family="text">
      <style:text-properties officeooo:rsid="001f9bbd"/>
    </style:style>
    <style:style style:name="T9" style:family="text">
      <style:text-properties officeooo:rsid="00218e20"/>
    </style:style>
    <style:style style:name="T10" style:family="text">
      <style:text-properties officeooo:rsid="0022ec41"/>
    </style:style>
    <style:style style:name="T11" style:family="text">
      <style:text-properties officeooo:rsid="002519bc"/>
    </style:style>
    <style:style style:name="T12" style:family="text">
      <style:text-properties officeooo:rsid="0026ee6a"/>
    </style:style>
    <style:style style:name="T13" style:family="text">
      <style:text-properties officeooo:rsid="002bbe61"/>
    </style:style>
    <style:style style:name="T14" style:family="text">
      <style:text-properties officeooo:rsid="002fe22a"/>
    </style:style>
    <style:style style:name="T15" style:family="text">
      <style:text-properties officeooo:rsid="003045ae"/>
    </style:style>
    <style:style style:name="T16" style:family="text">
      <style:text-properties officeooo:rsid="00317eec"/>
    </style:style>
    <style:style style:name="T17" style:family="text">
      <style:text-properties officeooo:rsid="00322839"/>
    </style:style>
    <style:style style:name="T18" style:family="text">
      <style:text-properties officeooo:rsid="0033eb0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Тампио Илья <text:s/>Сергеевич <text:s/>Лабораторная <text:s/>Работа №9 <text:s/>- Оценка производительности системы</text:p>
        <text:p text:style-name="Normal"/>
        <text:p text:style-name="P12">TODO: Сделать final отчет</text:p>
        <text:p text:style-name="Normal"/>
        <text:p text:style-name="Normal">Ход работы</text:p>
        <text:p text:style-name="Normal">1) wget <text:a xlink:type="simple" xlink:href="https://phoronix-test-suite.com/releases/phoronix-test-suite-10.8.2.tar.gz" text:style-name="Internet_20_link" text:visited-style-name="Visited_20_Internet_20_Link">https://phoronix-test-suite.com/releases/phoronix-test-suite-10.8.2.tar.gz</text:a></text:p>
        <text:p text:style-name="Normal">2) gzip -xvfz phoronix-test-suite-10.8.2.tar.gz</text:p>
        <text:p text:style-name="Normal">3) cd <text:s/>phoronix-test-suite/</text:p>
        <text:p text:style-name="Normal">4) sudo ./install-sh</text:p>
        <text:p text:style-name="Normal">5) Попытался запустить phoronix-test-suite – требуется php</text:p>
        <text:p text:style-name="Normal">6) pacman -S php</text:p>
        <text:p text:style-name="Normal">7) Погуглил, понял, что phoronix прекрасная утилита для управления бенчмарками но там все равно нет lmbench</text:p>
        <text:p text:style-name="Normal">8) Поэтому <text:s/>открыл Ubuntu на основном компьютере и прописал:</text:p>
        <text:p text:style-name="Normal">9) sudo apt install lmbench &amp;&amp; lmbench run</text:p>
        <text:p text:style-name="P13">10) Не разобравшись, скачал исходник lmbench 3 и запустил его <text:s/>с помощью make results </text:p>
        <text:p text:style-name="Normal">1<text:span text:style-name="T13">1</text:span>) Конфигурация lmbench:</text:p>
        <text:p text:style-name="Normal">В сообщении говорится о том что было бы хорошо <text:s/>выйти из системы и графической оболочки перед тестированием системы, для точности результатов (тк любой пользовательский ввод и вообще работа графической среды может породить прерывания и <text:s/>в целом является нагрузкой на систему, следовательно результаты не <text:s/>будут столь достоверны)</text:p>
        <text:p text:style-name="Normal"/>
        <text:p text:style-name="Normal">Multiple <text:s/>copies - <text:s text:c="2"/>1 ( Мне не требуется несколько бенчмарков <text:s/>одновременно)</text:p>
        <text:p text:style-name="Normal">Job Placement Selection – 1 ( Разрешить планировщику планировать работы)</text:p>
        <text:p text:style-name="Normal"/>
        <text:p text:style-name="P9">Several benchmarks operate on a range of memory. <text:s/>This memory should be</text:p>
        <text:p text:style-name="P9">sized such that it is at least 4 times as big as the external cache[s]</text:p>
        <text:p text:style-name="P9">on your system. <text:s text:c="2"/>It should be no more than 80% of your physical memory.</text:p>
        <text:p text:style-name="P9"/>
        <text:p text:style-name="P9">The bigger the range, the more accurate the results, but larger sizes</text:p>
        <text:p text:style-name="P9">take somewhat longer to run the benchmark.</text:p>
        <text:p text:style-name="P8"/>
        <text:p text:style-name="Normal">MB [default 44907]: 10000</text:p>
        <text:p text:style-name="Normal">--- После детальеного анализа вывода программы было обнаружено, что к external cache относят <text:s/>то кеш память второго уровня, <text:s/>то третьего, в общем то, что между RAM и L1 кешем (так называемого Internal Cache). Из спецификации процессора: <text:span text:style-name="T14">суммарный </text:span>кеш памяти третьего уровня у меня <text:s/>25Мб (Intel Xeon e5-2666). Из этого <text:span text:style-name="T15">следует </text:span>минимум - 100mb. <text:s/>К сожалению, в системе у меня не очень много свободной памяти, поэтому <text:span text:style-name="T5">выделил</text:span> на тесты <text:span text:style-name="T1">150</text:span>мб.</text:p>
        <text:p text:style-name="Normal"/>
        <text:p text:style-name="Normal">Дальше нам предлагается выбрать тесты, которые <text:s/>будут производиться</text:p>
        <text:p text:style-name="Normal">- выбираем ALL, поскольку в тексте работы <text:s/>описаны как метрики зависящие от операционной системы (управление прерываниями) так и от устройств (например, чтение\запись)</text:p>
        <text:p text:style-name="Normal"/>
        <text:p text:style-name="Normal">Cache line size</text:p>
        <text:p text:style-name="Normal"/>
        <text:p text:style-name="Normal">FASTMEM:<text:span text:style-name="T2">no</text:span></text:p>
        <text:p text:style-name="Normal">SLOWFS: no</text:p>
        <text:p text:style-name="Normal">DISKS: <text:span text:style-name="T7">no</text:span><text:span text:style-name="T8">ne</text:span></text:p>
        <text:p text:style-name="Normal">REMOTE:none</text:p>
        <text:p text:style-name="Normal"/>
        <text:p text:style-name="Normal"><text:soft-page-break/>Calculating mhz: <text:span text:style-name="T3">1807,</text:span><text:span text:style-name="T9"> хотя система не загружена. </text:span>cpufetch показывает 3500 <text:span text:style-name="T9">максимальная</text:span>, <text:span text:style-name="T10">оставил 1800</text:span></text:p>
        <text:p text:style-name="Normal">FSDIR: default</text:p>
        <text:p text:style-name="Normal">Status output file [default /dev/tty]: <text:span text:style-name="T10">default</text:span></text:p>
        <text:p text:style-name="Normal">Mail results [default yes]: <text:span text:style-name="T3">yes</text:span></text:p>
        <text:p text:style-name="Normal">После конфигурации вывелось сообщение о том что она выполнена, пауза без вывода на долгое время, потому что вывод перенаправлен в файл</text:p>
        <text:p text:style-name="Normal"/>
        <text:p text:style-name="P11">Результаты:</text:p>
        <text:p text:style-name="P11"/>
        <text:p text:style-name="P11"><text:span text:style-name="T11">Сведения <text:s/>о системе:</text:span></text:p>
        <text:p text:style-name="P7">Информация о <text:s/>системе:</text:p>
        <text:p text:style-name="P11">- Жесткий диск</text:p>
        <text:p text:style-name="P11">- Процессор</text:p>
        <text:p text:style-name="P11">- Память (RAM)</text:p>
        <text:p text:style-name="P11">- Ядро</text:p>
        <text:p text:style-name="P11">- Дистрибутив Linux</text:p>
        <text:p text:style-name="P11"/>
        <text:p text:style-name="P5">Intel Xeon E5-2666 v3 testing with a HUANANZHI X99-BD4 (5.11 BIOS) and NVIDIA GeForce GTX 1070 8GB on Ubuntu 20.04 via the Phoronix Test Suite.</text:p>
        <text:p text:style-name="P5"/>
        <text:p text:style-name="P5">Данные о системе:</text:p>
        <text:p text:style-name="P5">Processor,,Intel Xeon E5-2666 v3 @ 3.50GHz (10 Cores / 20 Threads)</text:p>
        <text:p text:style-name="P5">Motherboard,,HUANANZHI X99-BD4 (5.11 BIOS)</text:p>
        <text:p text:style-name="P5">Chipset,,Intel Xeon E7 v3/Xeon</text:p>
        <text:p text:style-name="P5">Memory,,64GB</text:p>
        <text:p text:style-name="P5">Disk,,1000GB Seagate ST1000DM003-1ER1 + 240GB CT240BX500SSD1</text:p>
        <text:p text:style-name="P5">Graphics,,NVIDIA GeForce GTX 1070 8GB</text:p>
        <text:p text:style-name="P5">Audio,,Realtek ALC662 rev1</text:p>
        <text:p text:style-name="P5">Monitor,,PL2377</text:p>
        <text:p text:style-name="P5">Network,,Realtek RTL8111/8168/8411</text:p>
        <text:p text:style-name="P5">OS,,Ubuntu 20.04</text:p>
        <text:p text:style-name="P5">Kernel,,5.13.0-35-generic (x86_64)</text:p>
        <text:p text:style-name="P5">Desktop,,GNOME Shell 3.36.9</text:p>
        <text:p text:style-name="P5">Display Server,,X Server 1.20.13</text:p>
        <text:p text:style-name="P5">Display Driver,,NVIDIA 470.103.01</text:p>
        <text:p text:style-name="P5">OpenGL,,4.6.0</text:p>
        <text:p text:style-name="P5">OpenCL,,OpenCL 3.0 CUDA 11.4.189</text:p>
        <text:p text:style-name="P5">Vulkan,,1.2.175</text:p>
        <text:p text:style-name="P5">Compiler,,GCC 9.4.0</text:p>
        <text:p text:style-name="P5">File-System,,ext4</text:p>
        <text:p text:style-name="P5">Screen Resolution,,3840x1080</text:p>
        <text:p text:style-name="P6">Жесткий диск: ATA CT240BX500SSD1</text:p>
        <text:p text:style-name="P14">make[1]: Entering directory '/home/quakumei/Desktop/Code/Uni/KernelKraft/lab9/lmbench/results'</text:p>
        <text:p text:style-name="P7"/>
        <text:p text:style-name="P7"><text:s text:c="17"/>L M B E N C H <text:s/>3 . 0 <text:s text:c="2"/>S U M M A R Y</text:p>
        <text:p text:style-name="P7"><text:s text:c="17"/>------------------------------------</text:p>
        <text:p text:style-name="P7"><text:tab/><text:tab/> (Alpha software, do not distribute)</text:p>
        <text:p text:style-name="P7"/>
        <text:p text:style-name="P7">Basic system parameters</text:p>
        <text:p text:style-name="P7">------------------------------------------------------------------------------</text:p>
        <text:p text:style-name="P7">Host <text:s text:c="16"/>OS Description <text:s text:c="13"/>Mhz <text:s/>tlb <text:s/>cache <text:s/>mem <text:s text:c="2"/>scal</text:p>
        <text:p text:style-name="P7"><text:s text:c="53"/>pages line <text:s text:c="2"/>par <text:s text:c="2"/>load</text:p>
        <text:p text:style-name="P7"><text:s text:c="59"/>bytes <text:s/></text:p>
        <text:p text:style-name="P7">--------- ------------- ----------------------- ---- ----- ----- ------ ----</text:p>
        <text:p text:style-name="P7">quakumei- Linux 5.13.0- <text:s text:c="7"/>x86_64-linux-gnu 1651 <text:s text:c="22"/>1</text:p>
        <text:p text:style-name="P7"/>
        <text:p text:style-name="P7">Processor, Processes - times in microseconds - smaller is better</text:p>
        <text:p text:style-name="P7">------------------------------------------------------------------------------</text:p>
        <text:p text:style-name="P7">Host <text:s text:c="16"/>OS <text:s/>Mhz null null <text:s text:c="5"/>open slct sig <text:s/>sig <text:s/>fork exec sh <text:s/></text:p>
        <text:p text:style-name="P7"><text:s text:c="29"/>call <text:s/>I/O stat clos TCP <text:s/>inst hndl proc proc proc</text:p>
        <text:p text:style-name="P7">--------- ------------- ---- ---- ---- ---- ---- ---- ---- ---- ---- ---- ---- <text:s text:c="43"/></text:p>
        <text:p text:style-name="P7">quakumei- Linux 5.13.0- 1651 0.40 0.47 1.00 2.14 4.46 0.46 1.08 340. 733. 1853</text:p>
        <text:p text:style-name="P7"/>
        <text:p text:style-name="P7">Basic integer operations - times in nanoseconds - smaller is better</text:p>
        <text:p text:style-name="P7">-------------------------------------------------------------------</text:p>
        <text:p text:style-name="P7">Host <text:s text:c="16"/>OS <text:s/>intgr intgr <text:s/>intgr <text:s/>intgr <text:s/>intgr <text:s/></text:p>
        <text:p text:style-name="P7"><text:s text:c="26"/>bit <text:s text:c="2"/>add <text:s text:c="3"/>mul <text:s text:c="3"/>div <text:s text:c="3"/>mod <text:s text:c="2"/></text:p>
        <text:p text:style-name="P7">--------- ------------- ------ ------ ------ ------ ------ <text:s text:c="33"/></text:p>
        <text:p text:style-name="P7">quakumei- Linux 5.13.0- 0.2100 0.1600 0.9200 7.3600 8.3000</text:p>
        <text:p text:style-name="P7"/>
        <text:p text:style-name="P7">Basic uint64 operations - times in nanoseconds - smaller is better</text:p>
        <text:p text:style-name="P7">------------------------------------------------------------------</text:p>
        <text:p text:style-name="P7">Host <text:s text:c="16"/>OS int64 <text:s/>int64 <text:s/>int64 <text:s/>int64 <text:s/>int64 <text:s/></text:p>
        <text:p text:style-name="P7"><text:s text:c="25"/>bit <text:s text:c="3"/>add <text:s text:c="3"/>mul <text:s text:c="3"/>div <text:s text:c="3"/>mod <text:s text:c="2"/></text:p>
        <text:p text:style-name="P7">--------- ------------- ------ ------ ------ ------ ------ <text:s text:c="33"/></text:p>
        <text:p text:style-name="P7">quakumei- Linux 5.13.0- <text:s/>0.200 <text:s text:c="7"/>0.9000 <text:s text:c="2"/>12.7 <text:s text:c="2"/>13.0</text:p>
        <text:p text:style-name="P7"/>
        <text:p text:style-name="P7">Basic float operations - times in nanoseconds - smaller is better</text:p>
        <text:p text:style-name="P7">-----------------------------------------------------------------</text:p>
        <text:p text:style-name="P7">Host <text:s text:c="16"/>OS <text:s/>float <text:s/>float <text:s/>float <text:s/>float</text:p>
        <text:p text:style-name="P7"><text:s text:c="25"/>add <text:s text:c="3"/>mul <text:s text:c="3"/>div <text:s text:c="3"/>bogo</text:p>
        <text:p text:style-name="P7">--------- ------------- ------ ------ ------ ------ <text:s text:c="20"/></text:p>
        <text:p text:style-name="P7">quakumei- Linux 5.13.0- 0.9100 1.5300 4.2100 2.1500</text:p>
        <text:p text:style-name="P7"/>
        <text:p text:style-name="P7">Basic double operations - times in nanoseconds - smaller is better</text:p>
        <text:p text:style-name="P7">------------------------------------------------------------------</text:p>
        <text:p text:style-name="P7">Host <text:s text:c="16"/>OS <text:s/>double double double double</text:p>
        <text:p text:style-name="P7"><text:s text:c="25"/>add <text:s text:c="3"/>mul <text:s text:c="3"/>div <text:s text:c="3"/>bogo</text:p>
        <text:p text:style-name="P7">--------- ------------- ------ <text:s/>------ ------ ------ <text:s text:c="28"/></text:p>
        <text:p text:style-name="P7">quakumei- Linux 5.13.0- 0.9100 1.5100 6.1900 4.2700</text:p>
        <text:p text:style-name="P7"/>
        <text:p text:style-name="P7">Context switching - times in microseconds - smaller is better</text:p>
        <text:p text:style-name="P7">-------------------------------------------------------------------------</text:p>
        <text:p text:style-name="P7">Host <text:s text:c="16"/>OS <text:s/>2p/0K 2p/16K 2p/64K 8p/16K 8p/64K 16p/16K 16p/64K</text:p>
        <text:p text:style-name="P7"><text:soft-page-break/><text:s text:c="25"/>ctxsw <text:s/>ctxsw <text:s/>ctxsw ctxsw <text:s/>ctxsw <text:s text:c="2"/>ctxsw <text:s text:c="2"/>ctxsw</text:p>
        <text:p text:style-name="P7">--------- ------------- ------ ------ ------ ------ ------ ------- ------- <text:s text:c="47"/></text:p>
        <text:p text:style-name="P7">quakumei- Linux 5.13.0- 6.0100 6.9600 9.3200 8.1500 <text:s text:c="2"/>11.4 9.50000 <text:s text:c="3"/>23.9</text:p>
        <text:p text:style-name="P7"/>
        <text:p text:style-name="P7">*Local* Communication latencies in microseconds - smaller is better</text:p>
        <text:p text:style-name="P7">---------------------------------------------------------------------</text:p>
        <text:p text:style-name="P7">Host <text:s text:c="16"/>OS 2p/0K <text:s/>Pipe AF <text:s text:c="4"/>UDP <text:s/>RPC/ <text:s text:c="2"/>TCP <text:s/>RPC/ TCP</text:p>
        <text:p text:style-name="P7"><text:s text:c="24"/>ctxsw <text:s text:c="6"/>UNIX <text:s text:c="8"/>UDP <text:s text:c="8"/>TCP conn</text:p>
        <text:p text:style-name="P7">--------- ------------- ----- ----- ---- ----- ----- ----- ----- ---- <text:s text:c="44"/></text:p>
        <text:p text:style-name="P7">quakumei- Linux 5.13.0- 6.010 <text:s/>14.3 13.5 <text:s/>24.8 <text:s text:c="7"/>28.6 <text:s text:c="7"/>58.</text:p>
        <text:p text:style-name="P7"/>
        <text:p text:style-name="P7">*Remote* Communication latencies in microseconds - smaller is better</text:p>
        <text:p text:style-name="P7">---------------------------------------------------------------------</text:p>
        <text:p text:style-name="P7">Host <text:s text:c="16"/>OS <text:s text:c="2"/>UDP <text:s/>RPC/ <text:s/>TCP <text:s text:c="2"/>RPC/ TCP</text:p>
        <text:p text:style-name="P7"><text:s text:c="31"/>UDP <text:s text:c="8"/>TCP <text:s/>conn</text:p>
        <text:p text:style-name="P7">--------- ------------- ----- ----- ----- ----- ---- <text:s text:c="26"/></text:p>
        <text:p text:style-name="P7">quakumei- Linux 5.13.0- <text:s text:c="28"/></text:p>
        <text:p text:style-name="P7"/>
        <text:p text:style-name="P7">File &amp; VM system latencies in microseconds - smaller is better</text:p>
        <text:p text:style-name="P7">-------------------------------------------------------------------------------</text:p>
        <text:p text:style-name="P7">Host <text:s text:c="16"/>OS <text:s text:c="2"/>0K File <text:s text:c="5"/>10K File <text:s text:c="4"/>Mmap <text:s text:c="3"/>Prot <text:s text:c="2"/>Page <text:s text:c="2"/>100fd</text:p>
        <text:p text:style-name="P7"><text:s text:c="24"/>Create Delete Create Delete Latency Fault <text:s/>Fault <text:s/>selct</text:p>
        <text:p text:style-name="P7">--------- ------------- ------ ------ ------ ------ ------- ----- ------- ----- <text:s text:c="54"/></text:p>
        <text:p text:style-name="P7">quakumei- Linux 5.13.0- 9.3839 6.6110 <text:s text:c="2"/>20.1 <text:s text:c="2"/>11.0 <text:s/>1224.0 0.675 0.21640 1.281</text:p>
        <text:p text:style-name="P7"/>
        <text:p text:style-name="P7">*Local* Communication bandwidths in MB/s - bigger is better</text:p>
        <text:p text:style-name="P7">-----------------------------------------------------------------------------</text:p>
        <text:p text:style-name="P7">Host <text:s text:c="15"/>OS <text:s/>Pipe AF <text:s text:c="3"/>TCP <text:s/>File <text:s text:c="2"/>Mmap <text:s/>Bcopy <text:s/>Bcopy <text:s/>Mem <text:s text:c="2"/>Mem</text:p>
        <text:p text:style-name="P7"><text:s text:c="29"/>UNIX <text:s text:c="5"/>reread reread (libc) (hand) read write</text:p>
        <text:p text:style-name="P7">--------- ------------- ---- ---- ---- ------ ------ ------ ------ ---- ----- <text:s text:c="51"/></text:p>
        <text:p text:style-name="P7">quakumei- Linux 5.13.0- 2097 4335 3332 6419.6 <text:s/>11.6K <text:s/>10.3K 6364.6 9783 8665.</text:p>
        <text:p text:style-name="P7"/>
        <text:p text:style-name="P7">Memory latencies in nanoseconds - smaller is better</text:p>
        <text:p text:style-name="P7"><text:s text:c="4"/>(WARNING - may not be correct, check graphs)</text:p>
        <text:p text:style-name="P7">------------------------------------------------------------------------------</text:p>
        <text:p text:style-name="P7">Host <text:s text:c="16"/>OS <text:s text:c="2"/>Mhz <text:s text:c="2"/>L1 $ <text:s text:c="2"/>L2 $ <text:s text:c="3"/>Main mem <text:s text:c="3"/>Rand mem <text:s text:c="3"/>Guesses</text:p>
        <text:p text:style-name="P7">--------- ------------- <text:s text:c="2"/>--- <text:s text:c="2"/>---- <text:s text:c="2"/>---- <text:s text:c="3"/>-------- <text:s text:c="3"/>-------- <text:s text:c="3"/>-------</text:p>
        <text:p text:style-name="P7">quakumei- Linux 5.13.0- <text:s/>1651 1.1840 7.1660 <text:s text:c="7"/>18.9 <text:s text:c="7"/>95.0</text:p>
        <text:p text:style-name="P7">make[1]: Leaving directory '/home/quakumei/Desktop/Code/Uni/KernelKraft/lab9/lmbench/results'</text:p>
        <text:p text:style-name="Normal"/>
        <text:p text:style-name="P1"/>
        <text:p text:style-name="P10">После всех мучений, было решено протестировать следующие <text:s/>вещи через сюиты и тесты Phoronix: </text:p>
        <text:p text:style-name="P10">- Процессор – pts/cpu → pts/compress-7zip</text:p>
        <text:p text:style-name="P10">(- Latency - <text:s/>pts/intel-mlc)</text:p>
        <text:p text:style-name="P10">- Память – pts/memory → pts/stream</text:p>
        <text:p text:style-name="P10">- Подсистема ввода-вывода – pts/fio</text:p>
        <text:p text:style-name="P10">- Сеть – pts/network → pts/fast-cli </text:p>
        <text:p text:style-name="P10">- Видеокарта - <text:s/>pts/glmark2</text:p>
        <text:p text:style-name="P10"/>
        <text:p text:style-name="P10">После запечатления объма скачки, было принято решение использовать по одному бенчмаркуна каждое <text:s/>из List Recommended Tests.</text:p>
        <text:p text:style-name="Normal"/>
        <text:p text:style-name="Normal">Результаты <text:span text:style-name="T4">фороникса</text:span>:</text:p>
        <text:p text:style-name="P4">,,"Batch1"</text:p>
        <text:p text:style-name="P4">"Flexible IO Tester - Type: Random Read - Engine: Sync - Buffered: Yes - Direct: No - Block Size: 512KB - Disk Target: Default Test Directory (MB/s)",HIB,217</text:p>
        <text:p text:style-name="P4">"Flexible IO Tester - Type: Random Read - Engine: Sync - Buffered: Yes - Direct: No - Block Size: 512KB - Disk Target: Default Test Directory (IOPS)",HIB,434</text:p>
        <text:p text:style-name="P4">"Flexible IO Tester - Type: Random Write - Engine: Sync - Buffered: Yes - Direct: No - Block Size: 512KB - Disk Target: Default Test Directory (MB/s)",HIB,145</text:p>
        <text:p text:style-name="P4">"Flexible IO Tester - Type: Random Write - Engine: Sync - Buffered: Yes - Direct: No - Block Size: 512KB - Disk Target: Default Test Directory (IOPS)",HIB,289</text:p>
        <text:p text:style-name="P4">"Flexible IO Tester - Type: Random Read - Engine: IO_uring - Buffered: Yes - Direct: No - Block Size: 512KB - Disk Target: Default Test Directory (MB/s)",HIB,370</text:p>
        <text:p text:style-name="P4">"Flexible IO Tester - Type: Random Read - Engine: IO_uring - Buffered: Yes - Direct: No - Block Size: 512KB - Disk Target: Default Test Directory (IOPS)",HIB,736</text:p>
        <text:p text:style-name="P4">"Flexible IO Tester - Type: Sequential Read - Engine: Sync - Buffered: Yes - Direct: No - Block Size: 512KB - Disk Target: Default Test Directory (MB/s)",HIB,294</text:p>
        <text:p text:style-name="P4">"Flexible IO Tester - Type: Sequential Read - Engine: Sync - Buffered: Yes - Direct: No - Block Size: 512KB - Disk Target: Default Test Directory (IOPS)",HIB,588</text:p>
        <text:p text:style-name="P4">"Flexible IO Tester - Type: Random Read - Engine: Linux AIO - Buffered: Yes - Direct: No - Block Size: 512KB - Disk Target: Default Test Directory (MB/s)",HIB,201</text:p>
        <text:p text:style-name="P4">"Flexible IO Tester - Type: Random Read - Engine: Linux AIO - Buffered: Yes - Direct: No - Block Size: 512KB - Disk Target: Default Test Directory (IOPS)",HIB,398</text:p>
        <text:p text:style-name="P4">"Flexible IO Tester - Type: Random Read - Engine: POSIX AIO - Buffered: Yes - Direct: No - Block Size: 512KB - Disk Target: Default Test Directory (MB/s)",HIB,215</text:p>
        <text:p text:style-name="P4">"Flexible IO Tester - Type: Random Read - Engine: POSIX AIO - Buffered: Yes - Direct: No - Block Size: 512KB - Disk Target: Default Test Directory (IOPS)",HIB,426</text:p>
        <text:p text:style-name="P4">"Flexible IO Tester - Type: Random Write - Engine: IO_uring - Buffered: Yes - Direct: No - Block Size: 512KB - Disk Target: Default Test Directory (MB/s)",HIB,141</text:p>
        <text:p text:style-name="P4">"Flexible IO Tester - Type: Random Write - Engine: IO_uring - Buffered: Yes - Direct: No - Block Size: 512KB - Disk Target: Default Test Directory (IOPS)",HIB,278</text:p>
        <text:p text:style-name="P4">"Flexible IO Tester - Type: Sequential Write - Engine: Sync - Buffered: Yes - Direct: No - Block Size: 512KB - Disk Target: Default Test Directory (MB/s)",HIB,116.7</text:p>
        <text:p text:style-name="P4">"Flexible IO Tester - Type: Sequential Write - Engine: Sync - Buffered: Yes - Direct: No - Block Size: 512KB - Disk Target: Default Test Directory (IOPS)",HIB,233</text:p>
        <text:p text:style-name="P4">"Flexible IO Tester - Type: Random Write - Engine: Linux AIO - Buffered: Yes - Direct: No - Block Size: 512KB - Disk Target: Default Test Directory (MB/s)",HIB,120.6</text:p>
        <text:p text:style-name="P4">"Flexible IO Tester - Type: Random Write - Engine: Linux AIO - Buffered: Yes - Direct: No - Block Size: 512KB - Disk Target: Default Test Directory (IOPS)",HIB,238</text:p>
        <text:p text:style-name="P4">"Flexible IO Tester - Type: Random Write - Engine: POSIX AIO - Buffered: Yes - Direct: No - <text:soft-page-break/>Block Size: 512KB - Disk Target: Default Test Directory (MB/s)",HIB,130.2</text:p>
        <text:p text:style-name="P4">"Flexible IO Tester - Type: Random Write - Engine: POSIX AIO - Buffered: Yes - Direct: No - Block Size: 512KB - Disk Target: Default Test Directory (IOPS)",HIB,257</text:p>
        <text:p text:style-name="P4">"Flexible IO Tester - Type: Sequential Read - Engine: IO_uring - Buffered: Yes - Direct: No - Block Size: 512KB - Disk Target: Default Test Directory (MB/s)",HIB,447</text:p>
        <text:p text:style-name="P4">"Flexible IO Tester - Type: Sequential Read - Engine: IO_uring - Buffered: Yes - Direct: No - Block Size: 512KB - Disk Target: Default Test Directory (IOPS)",HIB,891</text:p>
        <text:p text:style-name="P4">"Flexible IO Tester - Type: Sequential Read - Engine: Linux AIO - Buffered: Yes - Direct: No - Block Size: 512KB - Disk Target: Default Test Directory (MB/s)",HIB,312</text:p>
        <text:p text:style-name="P4">"Flexible IO Tester - Type: Sequential Read - Engine: Linux AIO - Buffered: Yes - Direct: No - Block Size: 512KB - Disk Target: Default Test Directory (IOPS)",HIB,620</text:p>
        <text:p text:style-name="P4">"Flexible IO Tester - Type: Sequential Read - Engine: POSIX AIO - Buffered: Yes - Direct: No - Block Size: 512KB - Disk Target: Default Test Directory (MB/s)",HIB,330</text:p>
        <text:p text:style-name="P4">"Flexible IO Tester - Type: Sequential Read - Engine: POSIX AIO - Buffered: Yes - Direct: No - Block Size: 512KB - Disk Target: Default Test Directory (IOPS)",HIB,656</text:p>
        <text:p text:style-name="P4">"Flexible IO Tester - Type: Sequential Write - Engine: IO_uring - Buffered: Yes - Direct: No - Block Size: 512KB - Disk Target: Default Test Directory (MB/s)",HIB,133.4</text:p>
        <text:p text:style-name="P4">"Flexible IO Tester - Type: Sequential Write - Engine: IO_uring - Buffered: Yes - Direct: No - Block Size: 512KB - Disk Target: Default Test Directory (IOPS)",HIB,264</text:p>
        <text:p text:style-name="P4">"Flexible IO Tester - Type: Sequential Write - Engine: Linux AIO - Buffered: Yes - Direct: No - Block Size: 512KB - Disk Target: Default Test Directory (MB/s)",HIB,125.8</text:p>
        <text:p text:style-name="P4">"Flexible IO Tester - Type: Sequential Write - Engine: Linux AIO - Buffered: Yes - Direct: No - Block Size: 512KB - Disk Target: Default Test Directory (IOPS)",HIB,248</text:p>
        <text:p text:style-name="P4">"Flexible IO Tester - Type: Sequential Write - Engine: POSIX AIO - Buffered: Yes - Direct: No - Block Size: 512KB - Disk Target: Default Test Directory (MB/s)",HIB,114.9</text:p>
        <text:p text:style-name="P4">"Flexible IO Tester - Type: Sequential Write - Engine: POSIX AIO - Buffered: Yes - Direct: No - Block Size: 512KB - Disk Target: Default Test Directory (IOPS)",HIB,227</text:p>
        <text:p text:style-name="P4">"GLmark2 - Resolution: 1920 x 1080 (Score)",HIB,</text:p>
        <text:p text:style-name="P4">"Stream - Type: Copy (MB/s)",HIB,50796.9</text:p>
        <text:p text:style-name="P4">"Stream - Type: Scale (MB/s)",HIB,35991.8</text:p>
        <text:p text:style-name="P4">"Stream - Type: Triad (MB/s)",HIB,39905.4</text:p>
        <text:p text:style-name="P4">"Stream - Type: Add (MB/s)",HIB,39684.4</text:p>
        <text:p text:style-name="P4">"fast-cli - Internet Download Speed (Mbit/s)",HIB,93</text:p>
        <text:p text:style-name="P4">"fast-cli - Internet Upload Speed (Mbit/s)",HIB,85</text:p>
        <text:p text:style-name="P4">"fast-cli - Internet Latency (ms)",LIB,13</text:p>
        <text:p text:style-name="P4">"fast-cli - Internet Loaded Latency (Bufferbloat) (ms)",LIB,34</text:p>
        <text:p text:style-name="P4">"7-Zip Compression - Test: Compression Rating (MIPS)",HIB,54304</text:p>
        <text:p text:style-name="P4">"7-Zip Compression - Test: Decompression Rating (MIPS)",HIB,41637</text:p>
        <text:p text:style-name="P4"/>
        <text:p text:style-name="P4"/>
        <text:p text:style-name="P3"/>
        <text:p text:style-name="Normal"/>
        <text:p text:style-name="Normal">Проблемы:</text:p>
        <text:p text:style-name="Normal"><text:tab/>Сначала скачал LMBench 3 семилетней давности который был со сложностями найден на sourceforge, не оказалось &lt;rpc&gt; <text:s/>при <text:s/>компиляции, что <text:s/>странно. так как стоял libtirpc. Решил <text:s/>долго не мучиться и <text:s/>поставил Phoronix. <text:span text:style-name="T12">Но решил <text:s/>не мучится и докомпилировал lmbench и все </text:span><text:span text:style-name="T6">стало хорошо.</text:span></text:p>
        <text:p text:style-name="Normal"><text:tab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umbered_20_List" style:display-name="Numbered List" style:family="paragraph">
      <style:paragraph-properties fo:margin-left="0.5in" fo:margin-right="0in" fo:text-indent="-0.3in" style:auto-text-indent="false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Lower_20_Case_20_List" style:display-name="Lower Case List" style:family="paragraph" style:parent-style-name="Numbered_20_List">
      <style:paragraph-properties fo:margin-left="0.5in" fo:margin-right="0in" fo:text-indent="-0.3in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n" fo:country="US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4-07T16:54:32.541316474</meta:creation-date>
    <dc:date>2022-04-20T17:26:21.894905122</dc:date>
    <meta:editing-duration>PT17H31M36S</meta:editing-duration>
    <meta:editing-cycles>22</meta:editing-cycles>
    <meta:document-statistic meta:table-count="0" meta:image-count="0" meta:object-count="0" meta:page-count="6" meta:paragraph-count="201" meta:word-count="2071" meta:character-count="15511" meta:non-whitespace-character-count="12260"/>
  </office:meta>
</office:document-meta>
</file>